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1983795" calcext:value-type="float">
            <text:p>30,91983795</text:p>
          </table:table-cell>
          <table:table-cell office:value-type="float" office:value="1.308339062E-026" calcext:value-type="float">
            <text:p>1,31E-026</text:p>
          </table:table-cell>
          <table:table-cell office:value-type="float" office:value="3.587129354" calcext:value-type="float">
            <text:p>3,58712935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3.09231567" calcext:value-type="float">
            <text:p>33,09231567</text:p>
          </table:table-cell>
          <table:table-cell office:value-type="float" office:value="1.495663636E-026" calcext:value-type="float">
            <text:p>1,50E-026</text:p>
          </table:table-cell>
          <table:table-cell office:value-type="float" office:value="3.605745316" calcext:value-type="float">
            <text:p>3,605745316</text:p>
          </table:table-cell>
          <table:table-cell table:style-name="ce2" table:formula="of:=([.E3]-[.E2])/[.E2]" office:value-type="float" office:value="0.00518965450165368" calcext:value-type="float">
            <text:p>0,005189654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629" calcext:value-type="float">
            <text:p>32629</text:p>
          </table:table-cell>
          <table:table-cell office:value-type="float" office:value="39.35334015" calcext:value-type="float">
            <text:p>39,35334015</text:p>
          </table:table-cell>
          <table:table-cell office:value-type="float" office:value="9.943941232E-021" calcext:value-type="float">
            <text:p>9,94E-021</text:p>
          </table:table-cell>
          <table:table-cell office:value-type="float" office:value="2.651361227" calcext:value-type="float">
            <text:p>2,651361227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629" calcext:value-type="float">
            <text:p>32629</text:p>
          </table:table-cell>
          <table:table-cell office:value-type="float" office:value="47.48212051" calcext:value-type="float">
            <text:p>47,48212051</text:p>
          </table:table-cell>
          <table:table-cell office:value-type="float" office:value="7.685051536E-021" calcext:value-type="float">
            <text:p>7,69E-021</text:p>
          </table:table-cell>
          <table:table-cell office:value-type="float" office:value="2.655653" calcext:value-type="float">
            <text:p>2,655653</text:p>
          </table:table-cell>
          <table:table-cell table:formula="of:=([.E5]-[.E4])/[.E4]" office:value-type="float" office:value="0.00161870549976187" calcext:value-type="float">
            <text:p>0,001618705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689" calcext:value-type="float">
            <text:p>32689</text:p>
          </table:table-cell>
          <table:table-cell office:value-type="float" office:value="47.23350906" calcext:value-type="float">
            <text:p>47,23350906</text:p>
          </table:table-cell>
          <table:table-cell office:value-type="float" office:value="2.099550493E-017" calcext:value-type="float">
            <text:p>2,10E-017</text:p>
          </table:table-cell>
          <table:table-cell office:value-type="float" office:value="2.188887358" calcext:value-type="float">
            <text:p>2,188887358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689" calcext:value-type="float">
            <text:p>32689</text:p>
          </table:table-cell>
          <table:table-cell office:value-type="float" office:value="55.39797974" calcext:value-type="float">
            <text:p>55,39797974</text:p>
          </table:table-cell>
          <table:table-cell office:value-type="float" office:value="1.941957531E-017" calcext:value-type="float">
            <text:p>1,94E-017</text:p>
          </table:table-cell>
          <table:table-cell office:value-type="float" office:value="2.192123413" calcext:value-type="float">
            <text:p>2,192123413</text:p>
          </table:table-cell>
          <table:table-cell table:style-name="ce3" table:formula="of:=([.E7]-[.E6])/[.E6]" office:value-type="float" office:value="0.00147840179540198" calcext:value-type="float">
            <text:p>0,001478401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2716" calcext:value-type="float">
            <text:p>32716</text:p>
          </table:table-cell>
          <table:table-cell office:value-type="float" office:value="55.42137146" calcext:value-type="float">
            <text:p>55,42137146</text:p>
          </table:table-cell>
          <table:table-cell office:value-type="float" office:value="1.052982929E-018" calcext:value-type="float">
            <text:p>1,05E-018</text:p>
          </table:table-cell>
          <table:table-cell office:value-type="float" office:value="1.895973086" calcext:value-type="float">
            <text:p>1,895973086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2716" calcext:value-type="float">
            <text:p>32716</text:p>
          </table:table-cell>
          <table:table-cell office:value-type="float" office:value="54.20270538" calcext:value-type="float">
            <text:p>54,20270538</text:p>
          </table:table-cell>
          <table:table-cell office:value-type="float" office:value="1.123834712E-016" calcext:value-type="float">
            <text:p>1,12E-016</text:p>
          </table:table-cell>
          <table:table-cell office:value-type="float" office:value="1.898270965" calcext:value-type="float">
            <text:p>1,898270965</text:p>
          </table:table-cell>
          <table:table-cell table:style-name="ce3" table:formula="of:=([.E9]-[.E8])/[.E8]" office:value-type="float" office:value="0.0012119787021069" calcext:value-type="float">
            <text:p>0,001211978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2774" calcext:value-type="float">
            <text:p>32774</text:p>
          </table:table-cell>
          <table:table-cell office:value-type="float" office:value="54.26006317" calcext:value-type="float">
            <text:p>54,26006317</text:p>
          </table:table-cell>
          <table:table-cell office:value-type="float" office:value="0.00000000000016627437" calcext:value-type="float">
            <text:p>1,66E-013</text:p>
          </table:table-cell>
          <table:table-cell office:value-type="float" office:value="1.688174844" calcext:value-type="float">
            <text:p>1,68817484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2774" calcext:value-type="float">
            <text:p>32774</text:p>
          </table:table-cell>
          <table:table-cell office:value-type="float" office:value="54.00902176" calcext:value-type="float">
            <text:p>54,00902176</text:p>
          </table:table-cell>
          <table:table-cell office:value-type="float" office:value="0.0000000000001659947543" calcext:value-type="float">
            <text:p>1,66E-013</text:p>
          </table:table-cell>
          <table:table-cell office:value-type="float" office:value="1.688646197" calcext:value-type="float">
            <text:p>1,688646197</text:p>
          </table:table-cell>
          <table:table-cell table:style-name="ce3" table:formula="of:=([.E11]-[.E10])/[.E10]" office:value-type="float" office:value="0.000279208638652127" calcext:value-type="float">
            <text:p>0,000279208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2799" calcext:value-type="float">
            <text:p>32799</text:p>
          </table:table-cell>
          <table:table-cell office:value-type="float" office:value="54.04700089" calcext:value-type="float">
            <text:p>54,04700089</text:p>
          </table:table-cell>
          <table:table-cell office:value-type="float" office:value="0.000000000000192961356" calcext:value-type="float">
            <text:p>1,93E-013</text:p>
          </table:table-cell>
          <table:table-cell office:value-type="float" office:value="1.529562473" calcext:value-type="float">
            <text:p>1,52956247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2799" calcext:value-type="float">
            <text:p>32799</text:p>
          </table:table-cell>
          <table:table-cell office:value-type="float" office:value="53.91688156" calcext:value-type="float">
            <text:p>53,91688156</text:p>
          </table:table-cell>
          <table:table-cell office:value-type="float" office:value="0.0000000000001778736934" calcext:value-type="float">
            <text:p>1,78E-013</text:p>
          </table:table-cell>
          <table:table-cell office:value-type="float" office:value="1.53019321" calcext:value-type="float">
            <text:p>1,53019321</text:p>
          </table:table-cell>
          <table:table-cell table:formula="of:=([.E13]-[.E12])/[.E12]" office:value-type="float" office:value="0.000412364327141836" calcext:value-type="float">
            <text:p>0,000412364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2823" calcext:value-type="float">
            <text:p>32823</text:p>
          </table:table-cell>
          <table:table-cell office:value-type="float" office:value="53.93706894" calcext:value-type="float">
            <text:p>53,93706894</text:p>
          </table:table-cell>
          <table:table-cell office:value-type="float" office:value="0.00000000006296309307" calcext:value-type="float">
            <text:p>6,30E-011</text:p>
          </table:table-cell>
          <table:table-cell office:value-type="float" office:value="1.403529882" calcext:value-type="float">
            <text:p>1,40352988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2823" calcext:value-type="float">
            <text:p>32823</text:p>
          </table:table-cell>
          <table:table-cell office:value-type="float" office:value="53.76624298" calcext:value-type="float">
            <text:p>53,76624298</text:p>
          </table:table-cell>
          <table:table-cell office:value-type="float" office:value="0.00000000006293700283" calcext:value-type="float">
            <text:p>6,29E-011</text:p>
          </table:table-cell>
          <table:table-cell office:value-type="float" office:value="1.404735327" calcext:value-type="float">
            <text:p>1,404735327</text:p>
          </table:table-cell>
          <table:table-cell table:formula="of:=([.E15]-[.E14])/[.E14]" office:value-type="float" office:value="0.000858866644351276" calcext:value-type="float">
            <text:p>0,000858866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2853" calcext:value-type="float">
            <text:p>32853</text:p>
          </table:table-cell>
          <table:table-cell office:value-type="float" office:value="53.64727783" calcext:value-type="float">
            <text:p>53,64727783</text:p>
          </table:table-cell>
          <table:table-cell office:value-type="float" office:value="0.0000000006678107511" calcext:value-type="float">
            <text:p>6,68E-010</text:p>
          </table:table-cell>
          <table:table-cell office:value-type="float" office:value="1.299105167" calcext:value-type="float">
            <text:p>1,299105167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2853" calcext:value-type="float">
            <text:p>32853</text:p>
          </table:table-cell>
          <table:table-cell office:value-type="float" office:value="55.16210556" calcext:value-type="float">
            <text:p>55,16210556</text:p>
          </table:table-cell>
          <table:table-cell office:value-type="float" office:value="0.0000000006672370434" calcext:value-type="float">
            <text:p>6,67E-010</text:p>
          </table:table-cell>
          <table:table-cell office:value-type="float" office:value="1.300440669" calcext:value-type="float">
            <text:p>1,300440669</text:p>
          </table:table-cell>
          <table:table-cell table:formula="of:=([.E17]-[.E16])/[.E16]" office:value-type="float" office:value="0.00102801684876978" calcext:value-type="float">
            <text:p>0,001028016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2916" calcext:value-type="float">
            <text:p>32916</text:p>
          </table:table-cell>
          <table:table-cell office:value-type="float" office:value="55.16206741" calcext:value-type="float">
            <text:p>55,16206741</text:p>
          </table:table-cell>
          <table:table-cell office:value-type="float" office:value="0.000000005168336425" calcext:value-type="float">
            <text:p>5,17E-009</text:p>
          </table:table-cell>
          <table:table-cell office:value-type="float" office:value="1.21215415" calcext:value-type="float">
            <text:p>1,2121541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2916" calcext:value-type="float">
            <text:p>32916</text:p>
          </table:table-cell>
          <table:table-cell office:value-type="float" office:value="55.89063263" calcext:value-type="float">
            <text:p>55,89063263</text:p>
          </table:table-cell>
          <table:table-cell office:value-type="float" office:value="0.000000005153588223" calcext:value-type="float">
            <text:p>5,15E-009</text:p>
          </table:table-cell>
          <table:table-cell office:value-type="float" office:value="1.214511514" calcext:value-type="float">
            <text:p>1,214511514</text:p>
          </table:table-cell>
          <table:table-cell table:style-name="ce3" table:formula="of:=([.E19]-[.E18])/[.E18]" office:value-type="float" office:value="0.00194477245323962" calcext:value-type="float">
            <text:p>0,001944772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080" calcext:value-type="float">
            <text:p>33080</text:p>
          </table:table-cell>
          <table:table-cell office:value-type="float" office:value="66.80900574" calcext:value-type="float">
            <text:p>66,80900574</text:p>
          </table:table-cell>
          <table:table-cell office:value-type="float" office:value="0.00000003065705911" calcext:value-type="float">
            <text:p>3,07E-008</text:p>
          </table:table-cell>
          <table:table-cell office:value-type="float" office:value="1.138122439" calcext:value-type="float">
            <text:p>1,138122439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080" calcext:value-type="float">
            <text:p>33080</text:p>
          </table:table-cell>
          <table:table-cell office:value-type="float" office:value="68.17075348" calcext:value-type="float">
            <text:p>68,17075348</text:p>
          </table:table-cell>
          <table:table-cell office:value-type="float" office:value="0.00000003063973963" calcext:value-type="float">
            <text:p>3,06E-008</text:p>
          </table:table-cell>
          <table:table-cell office:value-type="float" office:value="1.138810158" calcext:value-type="float">
            <text:p>1,138810158</text:p>
          </table:table-cell>
          <table:table-cell table:style-name="ce3" table:formula="of:=([.E21]-[.E20])/[.E20]" office:value-type="float" office:value="0.000604257482704887" calcext:value-type="float">
            <text:p>0,000604257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3094" calcext:value-type="float">
            <text:p>33094</text:p>
          </table:table-cell>
          <table:table-cell office:value-type="float" office:value="103.8341675" calcext:value-type="float">
            <text:p>103,8341675</text:p>
          </table:table-cell>
          <table:table-cell office:value-type="float" office:value="0.00000003491535949" calcext:value-type="float">
            <text:p>3,49E-008</text:p>
          </table:table-cell>
          <table:table-cell office:value-type="float" office:value="1.067718148" calcext:value-type="float">
            <text:p>1,067718148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14626226893784" calcext:value-type="float">
            <text:p>0,00146262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20:03:54.897541436</dc:date>
    <meta:document-statistic meta:table-count="1" meta:cell-count="121" meta:object-count="0"/>
    <meta:generator>LibreOffice/4.1.4.2$Linux_X86_64 LibreOffice_project/410m0$Build-2</meta:generator>
  </office:meta>
</office:document-meta>
</file>